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atedClassTests.generateJavaFileIncludesGenerated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eneratedClassTests.getOrAddWhenRepeatReturnsSameGenerated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eneratedClassTests.createGeneratedClass( ClassName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edClassTests.generateMethodNameWhenAllEmptyPartsGeneratesS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eneratedClassTests.reserveMethodNamesReserves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eneratedClassTests.reserveMethodNamesWhenNameUsedThrow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eneratedClassTests.getEnclosingNameOnTopLevelClassReturns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lassTests.getEnclosingNameOnInnerClassReturns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eneratedClassTests.generateJavaFileOnInnerClassThrow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eneratedClassTests.getNameReturn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lassTests.generateJavaFileIncludesDeclaredCla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